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E000004ACC8AAF09B94F71CF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char" svg:x="2.194cm" svg:y="3.461cm" svg:width="13.346cm" svg:height="19.916cm" draw:z-index="0"><draw:image xlink:href="Pictures/100000010000032E000004ACC8AAF09B94F71CF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6T20:03:02.976281611</meta:creation-date>
    <meta:print-date>2024-06-26T20:54:01.676525397</meta:print-date>
    <dc:date>2024-06-26T21:02:58.460234283</dc:date>
    <meta:editing-duration>PT8M46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